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style-complex="italic"/>
    </style:style>
    <style:style style:name="P2" style:family="paragraph" style:parent-style-name="Standard">
      <style:text-properties style:font-name="Times New Roman"/>
    </style:style>
    <style:style style:name="P3" style:family="paragraph" style:parent-style-name="Standard">
      <style:paragraph-properties fo:margin-top="0in" fo:margin-bottom="0in" fo:line-height="0.139in"/>
    </style:style>
    <style:style style:name="P4" style:family="paragraph" style:parent-style-name="Standard">
      <style:paragraph-properties fo:margin-top="0in" fo:margin-bottom="0in" fo:line-height="0.139in"/>
      <style:text-properties fo:font-size="8pt" style:font-size-asian="8pt"/>
    </style:style>
    <style:style style:name="P5" style:family="paragraph" style:parent-style-name="Standard">
      <style:paragraph-properties fo:margin-top="0in" fo:margin-bottom="0in"/>
      <style:text-properties style:font-name="Times New Roman" fo:font-size="12pt" fo:font-weight="bold" style:font-size-asian="12pt" style:font-weight-asian="bold"/>
    </style:style>
    <style:style style:name="P6" style:family="paragraph" style:parent-style-name="Author">
      <style:paragraph-properties fo:margin-top="0in" fo:margin-bottom="0in"/>
      <style:text-properties fo:letter-spacing="-0.0016in"/>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9"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transparent" style:font-style-asian="normal" style:font-weight-asian="bold" style:font-style-complex="normal" style:font-weight-complex="bold"/>
    </style:style>
    <style:style style:name="P10"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9.44999980926514pt" fo:font-style="normal" style:text-underline-style="none" fo:font-weight="bold" style:text-blinking="false" fo:background-color="#ffff00" style:font-style-asian="normal" style:font-style-complex="normal"/>
    </style:style>
    <style:style style:name="P11" style:family="paragraph" style:parent-style-name="Text_20_body">
      <style:paragraph-properties fo:margin-top="0in" fo:margin-bottom="0in" fo:line-height="114%" style:writing-mode="lr-tb"/>
      <style:text-properties style:font-name="Times New Roman" fo:font-weight="normal"/>
    </style:style>
    <style:style style:name="P12" style:family="paragraph" style:parent-style-name="Text_20_body">
      <style:paragraph-properties fo:margin-top="0in" fo:margin-bottom="0in" fo:line-height="114%" style:writing-mode="lr-tb"/>
    </style:style>
    <style:style style:name="P13" style:family="paragraph" style:parent-style-name="Standard">
      <style:paragraph-properties fo:margin-top="0in" fo:margin-bottom="0.0835in"/>
    </style:style>
    <style:style style:name="P14" style:family="paragraph" style:parent-style-name="Standard">
      <style:paragraph-properties fo:margin-top="0in" fo:margin-bottom="0.0835in"/>
      <style:text-properties style:font-name="Times New Roman" fo:background-color="#ffff00"/>
    </style:style>
    <style:style style:name="P15" style:family="paragraph" style:parent-style-name="Abstract">
      <style:paragraph-properties fo:margin-top="0in" fo:margin-bottom="0.0835in" fo:text-align="justify" style:justify-single-word="false"/>
      <style:text-properties style:font-name="Times New Roman" fo:font-size="9pt" fo:font-weight="normal" style:font-size-asian="9pt" style:font-weight-asian="normal"/>
    </style:style>
    <style:style style:name="P16" style:family="paragraph" style:parent-style-name="Text_20_body">
      <style:paragraph-properties fo:line-height="0.139in"/>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weight="normal"/>
    </style:style>
    <style:style style:name="P19" style:family="paragraph" style:parent-style-name="Affiliations">
      <style:text-properties fo:letter-spacing="-0.0016in"/>
    </style:style>
    <style:style style:name="P20" style:family="paragraph" style:parent-style-name="E-Mail">
      <style:text-properties fo:letter-spacing="-0.0016in"/>
    </style:style>
    <style:style style:name="P21" style:family="paragraph" style:parent-style-name="E-Mail">
      <style:text-properties fo:background-color="#ffff00"/>
    </style:style>
    <style:style style:name="P22" style:family="paragraph" style:parent-style-name="E-Mail">
      <style:paragraph-properties fo:break-before="column"/>
    </style:style>
    <style:style style:name="P23"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Arial" fo:font-size="9.44999980926514pt" fo:font-style="normal" style:text-underline-style="none" fo:font-weight="normal" style:text-blinking="false" fo:background-color="transparent"/>
    </style:style>
    <style:style style:name="P24" style:family="paragraph" style:parent-style-name="Text_20_body">
      <style:paragraph-properties fo:margin-left="0in" fo:margin-right="0in" fo:margin-top="0in" fo:margin-bottom="0in" fo:line-height="114%" fo:text-indent="0in" style:auto-text-indent="false" style:writing-mode="lr-tb"/>
      <style:text-properties fo:font-variant="normal" fo:text-transform="none" fo:color="#000000" style:text-line-through-style="none" style:font-name="Times New Roman" fo:font-size="9.44999980926514pt" fo:font-style="normal" style:text-underline-style="none" fo:font-weight="normal" style:text-blinking="false" fo:background-color="transparent"/>
    </style:style>
    <style:style style:name="P25" style:family="paragraph" style:parent-style-name="Text_20_body">
      <style:paragraph-properties fo:margin-left="0in" fo:margin-right="0in" fo:margin-top="0in" fo:margin-bottom="0in" fo:line-height="114%" fo:text-indent="0in" style:auto-text-indent="false" style:writing-mode="lr-tb"/>
      <style:text-properties style:font-name="Times New Roman" fo:font-weight="normal"/>
    </style:style>
    <style:style style:name="P26" style:family="paragraph" style:parent-style-name="Standard">
      <style:paragraph-properties fo:margin-top="0.0835in" fo:margin-bottom="0in"/>
      <style:text-properties style:font-name="Times New Roman" fo:font-size="12pt" fo:font-weight="bold" style:font-size-asian="12pt" style:font-weight-asian="bold"/>
    </style:style>
    <style:style style:name="P27" style:family="paragraph" style:parent-style-name="Paper-Title">
      <style:text-properties fo:font-size="16pt" style:font-size-asian="16pt"/>
    </style:style>
    <style:style style:name="P28" style:family="paragraph" style:parent-style-name="References">
      <style:paragraph-properties fo:text-align="start" style:justify-single-word="false"/>
      <style:text-properties fo:font-size="9pt" style:font-size-asian="9pt"/>
    </style:style>
    <style:style style:name="P29" style:family="paragraph" style:parent-style-name="References">
      <style:paragraph-properties fo:margin-left="0.25in" fo:margin-right="0in" fo:text-align="start" style:justify-single-word="false" fo:text-indent="-0.25in" style:auto-text-indent="false"/>
    </style:style>
    <style:style style:name="P30" style:family="paragraph" style:parent-style-name="Heading_20_1">
      <style:text-properties style:font-name="Times New Roman"/>
    </style:style>
    <style:style style:name="P31" style:family="paragraph" style:parent-style-name="Heading_20_1">
      <style:paragraph-properties fo:margin-top="0.0835in" fo:margin-bottom="0in"/>
    </style:style>
    <style:style style:name="P32" style:family="paragraph" style:parent-style-name="Heading_20_1">
      <style:paragraph-properties fo:margin-top="0.0835in" fo:margin-bottom="0in"/>
      <style:text-properties style:font-name="Times New Roman"/>
    </style:style>
    <style:style style:name="P33" style:family="paragraph" style:parent-style-name="Heading_20_2">
      <style:text-properties style:font-name="Times New Roman"/>
    </style:style>
    <style:style style:name="P34" style:family="paragraph" style:parent-style-name="Paper-Title" style:master-page-name="Standard">
      <style:paragraph-properties style:page-number="auto"/>
    </style:style>
    <style:style style:name="T1" style:family="text">
      <style:text-properties fo:font-size="8pt" fo:font-style="italic" style:font-size-asian="8pt" style:font-style-asian="italic" style:font-style-complex="italic"/>
    </style:style>
    <style:style style:name="T2" style:family="text">
      <style:text-properties fo:font-size="8pt" style:font-size-asian="8pt"/>
    </style:style>
    <style:style style:name="T3" style:family="text">
      <style:text-properties fo:background-color="#ffff00"/>
    </style:style>
    <style:style style:name="T4" style:family="text">
      <style:text-properties fo:font-variant="normal" fo:text-transform="none" fo:color="#000000" style:text-line-through-style="none" fo:font-size="9.44999980926514pt" fo:font-style="normal" style:text-underline-style="none" style:text-blinking="false" fo:background-color="transparent"/>
    </style:style>
    <style:style style:name="T5" style:family="text">
      <style:text-properties fo:font-variant="normal" fo:text-transform="none" fo:color="#000000" style:text-line-through-style="solid" fo:font-size="9.44999980926514pt" fo:font-style="normal" fo:background-color="transparent"/>
    </style:style>
    <style:style style:name="fr1" style:family="graphic" style:parent-style-name="Frame">
      <style:graphic-properties fo:margin-left="0.1299in" fo:margin-right="0.1299in"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from-top" style:horizontal-pos="center" style:horizontal-rel="paragraph" fo:padding="0in" fo:border="0.0008in solid #0000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2" style:family="section">
      <style:section-properties style:writing-mode="lr-tb" style:editable="false">
        <style:columns fo:column-count="2" fo:column-gap="0.3291in">
          <style:column style:rel-width="32767*" fo:start-indent="0in" fo:end-indent="0.1646in"/>
          <style:column style:rel-width="32768*" fo:start-indent="0.1646in" fo:end-indent="0in"/>
        </style:columns>
      </style:section-properties>
    </style:style>
    <style:style style:name="Sect3"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A More Accessible Braille</text:p>
      <text:section text:style-name="Sect1" text:name="Section1">
        <text:p text:style-name="P6">Piper Chester</text:p>
        <text:p text:style-name="P19">SE Undergraduate at RIT<text:line-break/>POB 554<text:line-break/>Purchase, NY 10577<text:line-break/>(607) 661-2259</text:p>
        <text:p text:style-name="E-Mail">piperchester@gmail.com</text:p>
        <text:p text:style-name="P22">Michael Timbrook</text:p>
        <text:p text:style-name="P19">SE Undergraduate at RIT<text:line-break/><text:span text:style-name="T3">1st line of address<text:line-break/>2nd line of address<text:line-break/>Telephone number, incl. country code</text:span></text:p>
        <text:p text:style-name="P21">2nd E-mail</text:p>
        <text:p text:style-name="P22">3rd Author</text:p>
        <text:p text:style-name="P19">3rd author's affiliation<text:line-break/>1st line of address<text:line-break/>2nd line of address<text:line-break/>Telephone number, incl. country code</text:p>
        <text:p text:style-name="P20">3rd E-mail</text:p>
        <text:p text:style-name="E-Mail"/>
      </text:section>
      <text:section text:style-name="Sect2" text:name="Section2">
        <text:p text:style-name="P5">ABSTRACT</text:p>
        <text:p text:style-name="P15">This paper discusses and analyzes the development process behind the Access Braille project, an iPad application that creates a more accessible experience for people learning braille. </text:p>
        <text:p text:style-name="P26">Keywords</text:p>
        <text:p text:style-name="P14">Keywords are your own designated keywords. Don't know if we want these</text:p>
        <text:list xml:id="list3411139691078783636" text:style-name="Outline">
          <text:list-item>
            <text:h text:style-name="P32" text:outline-level="1">INTRODUCTION</text:h>
          </text:list-item>
        </text:list>
        <text:p text:style-name="P25"><text:span text:style-name="T4">Access Braille is an accessibility application for iPad that provides different modes to interactively practice braille. The project is designed around educational word-based games for children in K-12 who have not mastered the Grade 1 and/or Grade 2 braille system. </text:span><text:span text:style-name="T5">The project originated as an accessible tool for students with limited to no vision to practice the braille language</text:span><text:span text:style-name="T4">. Many braille typing machines today are large and cumbersome, limiting the practicality of their everyday use. <text:s/>By creating an iPad application, the developers are removing this obstacle. Unlike the iPhone, the iPad's large screen estate serves as an ideal deployment device, facilitating typing. The team chose to implement the solution on iOS because the majority of blind users use iOS devices. Albeit popular amongst the blind community, ironically Apple’s current default accessibility options do not include a braille typing interface. The developers hope to bring the first product to facilitate braille typing and create a more fun experience as well. </text:span></text:p>
        <text:list xml:id="list639235723" text:continue-numbering="true" text:style-name="Outline">
          <text:list-item>
            <text:h text:style-name="P32" text:outline-level="1">DEVELOMENT</text:h>
          </text:list-item>
        </text:list>
        <text:p text:style-name="P24">The project originated in late November, 2012. Michael served as the only developer until Piper was brought onto the team during March, 2013. From March until the completion of the project, the team averaged 20 man hours a week. Each developer pushed code to a remote repository hosted on GitHub. The team used GitHub to track bugs, feature ideas, and maintenance work. They also discussed ideas, and documented the API of the project within a wiki hosted on GitHub.</text:p>
        <text:p text:style-name="P24"/>
        <text:list xml:id="list2108744486" text:continue-numbering="true" text:style-name="Outline">
          <text:list-item>
            <text:list>
              <text:list-item>
                <text:h text:style-name="P33" text:outline-level="2">Technology Stack</text:h>
              </text:list-item>
            </text:list>
          </text:list-item>
        </text:list>
        <text:p text:style-name="P7">The team's software stack is relatively short. Understanding the importance of version control, the team used Git to maintain their codebase. The developers built the entire application in Objective-C and Cocoa Touch using Apple’s IDE, Xcode. The only external framework the team is using is Politepix’s Open Ears framework to produce speech from text.</text:p>
        <text:p text:style-name="P7"/>
        <text:list xml:id="list1933100080" text:continue-numbering="true" text:style-name="Outline">
          <text:list-item>
            <text:list>
              <text:list-item>
                <text:h text:style-name="P33" text:outline-level="2">Open Source</text:h>
              </text:list-item>
            </text:list>
          </text:list-item>
        </text:list>
        <text:p text:style-name="P7">Throughout the entire course of the project, the team has maintained an open codebase on GitHub. The team hopes that developers take interest in the project and contribute to its growth. The team will continue to host Access Braille on GitHub after its release on the iOS App Store.</text:p>
        <text:p text:style-name="P7"/>
        <text:list xml:id="list520099416" text:continue-numbering="true" text:style-name="Outline">
          <text:list-item>
            <text:h text:style-name="P30" text:outline-level="1">USABILITY</text:h>
          </text:list-item>
        </text:list>
        <text:p text:style-name="P7">The developers tested Access Braille’s usability on volunteers of full, limited, and no vision. The team even presented the state of the project at the Effective Access Technology Conference. Each evaluation provided invaluable feedback. The developers welcomed this critique and developed around it.</text:p>
        <text:p text:style-name="P17"/>
        <text:p text:style-name="P7">The original iteration of the application had a six circle dot pattern to serve as the keyboard.</text:p>
        <text:p text:style-name="P17"/>
        <text:p text:style-name="P10">Insert screenshot of original keyboard</text:p>
        <text:p text:style-name="P17"/>
        <text:p text:style-name="P7">After user testing, the team determined that this was not the ideal design of the keyboard. </text:p>
        <text:p text:style-name="P7"/>
        <text:list xml:id="list1239591741" text:continue-numbering="true" text:style-name="Outline">
          <text:list-item>
            <text:list>
              <text:list-item>
                <text:h text:style-name="P33" text:outline-level="2">Users</text:h>
              </text:list-item>
            </text:list>
          </text:list-item>
        </text:list>
        <text:p text:style-name="P7">The team developed the application to help K-12 students practice <text:s text:c="2"/>their braille. his application is intended to supplement braille learning for these young students. </text:p>
        <text:p text:style-name="P17"/>
        <text:list xml:id="list1266681759" text:continue-numbering="true" text:style-name="Outline">
          <text:list-item>
            <text:h text:style-name="P30" text:outline-level="1">FUNCTIONALITY</text:h>
          </text:list-item>
        </text:list>
        <text:p text:style-name="P7">Access Braille can be used as standalone free typing mode, a flash card game to practice typing words, or as a text adventure. When users initially launch the app, they’re presented with a side column of these different modes, as well as a Settings and About menu. </text:p>
        <text:p text:style-name="P17"/>
        <text:p text:style-name="P10">Insert image of menu here</text:p>
        <text:p text:style-name="P17"/>
        <text:list xml:id="list1302081121" text:continue-numbering="true" text:style-name="Outline">
          <text:list-item>
            <text:list>
              <text:list-item>
                <text:h text:style-name="P33" text:outline-level="2">Menu System</text:h>
              </text:list-item>
            </text:list>
          </text:list-item>
        </text:list>
        <text:p text:style-name="P7">The user is able to pan through these menus by dragging one finger up or down the screen. As the user drags down, the menus scroll up, and vice versa. As the menu passes through a defined coordinate of the application, the application speaks <text:soft-page-break/>the mode name and a small window that provides a description of the app is presented to the right. When the icon is in this position, the user is able to swipe to the right of the screen to enter this mode. The user is also able to simply tap on the icon and select the mode.</text:p>
        <text:p text:style-name="P2"/>
        <text:list xml:id="list1406188036" text:continue-numbering="true" text:style-name="Outline">
          <text:list-item>
            <text:list>
              <text:list-item>
                <text:h text:style-name="P33" text:outline-level="2">Keyboard</text:h>
              </text:list-item>
            </text:list>
          </text:list-item>
        </text:list>
        <text:p text:style-name="P11"><text:span text:style-name="T4">The Free-Type mode provides a space for the user to freely type with the Braille Keyboard to type letters, words, or phrases as he/she desires. To initialize the typing keyboard, the user must swipe 6 fingers (ideally three on each hand) upwards on the screen. This will present the 6 columns to type with. For simplicity’s sake, I’ll refer to the columns by number: starting from the left, the 3 column, 2 column, 1 column, 4 column, 5 column, and 6 column. These columns will be known as 3-C, 2-C, 1-C, etc. </text:span><draw:frame draw:style-name="fr2" draw:name="graphics1" text:anchor-type="as-char" svg:y="0.1835in" svg:width="2.5154in" svg:height="1.8874in" draw:z-index="1"><draw:image xlink:href="https://lh3.googleusercontent.com/4Q7_r-Pzv40sxjPSpzoWz3nfK84XMfq6cRqvm-RcTY3omXHRR2rwgJaxAw2JY-YPTxwOqPe_U61-XQQOdcS1lnpe66XQ7bbZSICEWXdDkMdwBzc_QHsyFXWtOQ" xlink:type="simple" xlink:show="embed" xlink:actuate="onLoad"/></draw:frame></text:p>
        <text:p text:style-name="P9">Figure 1. Screenshot of the user in Free-Type mode using the keyboard. </text:p>
        <text:p text:style-name="P18"><text:line-break/></text:p>
        <text:p text:style-name="P7">The team designed the keyboard to closely resemble previous braille typing machines. The typing system corresponds to the six dot system of Braille. The developers intended 1-C to be the location where the user would place the index finger of his/her left hand, 2-C would be for the middle finger, and 3-C the ring finger. 4-C is where the user would put his/her right index finger, 5-C his middle, and 6-C his ring. </text:p>
        <text:p text:style-name="P17"/>
        <text:p text:style-name="P7">By typing in the same order as the letters of Grade 1 braille the user is able to type letters. E.g., by pressing 1-C, the user will type an ‘a’. The letter ‘a’ will be printed in a rectangular view under the typing columns. </text:p>
        <text:p text:style-name="P17"/>
        <text:p text:style-name="P7">Pressing in the space to the left of 3-C will act as a shift key. Pressing it again will serve as a caps lock key. Once more will return the user to lowercase mode. If the user types to the right of 6-C, he/she will insert a backspace. If the user types below the six columns, then he/she will insert a space. Every time a space is pressed, the current letter or word since the last space will be spoken to the user. For example, if the typed word was C-A-T, and then the user pressed space, the word, ‘cat’, would be spoken. Each time the user presses in the area of the backspace or shift key,  a sound plays denoting the action of the key. </text:p>
        <text:p text:style-name="P17"/>
        <text:p text:style-name="P7">The keyboard adjusts to the user’s typing by moving up and down depending on where the user presses the touch columns. </text:p>
        <text:p text:style-name="P17"/>
        <text:p text:style-name="P7">This mode supports the user to type in either Grade 1 or Grade 2 braille.</text:p>
        <text:p text:style-name="P2"/>
        <text:list xml:id="list640714839" text:continue-numbering="true" text:style-name="Outline">
          <text:list-item>
            <text:list>
              <text:list-item>
                <text:h text:style-name="P33" text:outline-level="2">Flash Card and Text Adventure</text:h>
              </text:list-item>
            </text:list>
          </text:list-item>
        </text:list>
        <text:p text:style-name="P2"/>
        <text:p text:style-name="P11"><text:span text:style-name="T4">One of the challenges that the developers faced when creating <text:s/></text:span><draw:frame draw:style-name="fr3" draw:name="graphics2" text:anchor-type="as-char" svg:y="-2.3882in" svg:width="3.3319in" svg:height="2.4319in" draw:z-index="2"><draw:image xlink:href="https://lh5.googleusercontent.com/DPT_g7w3WrfHpUE_GPYRLf4E2DG3tSTR_OIVpybPiq6_56j4uo5EB9Ol8gkiiQZXXwIsWw7LCD5HZ2ol5uwy_sQss3MBGdCEr5D1b_rr-uvAKZlzmZrfLygQeQ" xlink:type="simple" xlink:show="embed" xlink:actuate="onLoad"/></draw:frame></text:p>
        <text:p text:style-name="P9">Figure 2. A screenshot from Timetrip, the text adventure game included in Access Braille.</text:p>
        <text:p text:style-name="P17"/>
        <text:p text:style-name="P7">The game was the lack of visuals. For the intended user base, the importance of visuals does not compare to audio cues. For this reason, the core design of our game had to developed around textual and audio cues. The developers decided on a text adventure as our avenue of choice. The team created an original world, story, and set of puzzles for a user to experience within the text adventure mode. </text:p>
        <text:p text:style-name="P17"/>
        <text:p text:style-name="P7">Within Timetrip, the user is presented a blurb on the current location of the player. The user can type commands: look, use, pick, pack, move, and back. Each command sends a speak instruction, and updates the main body of the info text with Look will speak the current location of the user. </text:p>
        <text:p text:style-name="P7"/>
        <text:p text:style-name="P7">This mode simulates real world spelling flash cards. The user is prompted with a word, and then he/she types the correct word in order to proceed to the next word. Each correct letter typed will change the letter of the word displayed to a green color. Once the user has finished typing the word, the user can press space to check the typed word against the proposed word. If the word is correct, a correct sound will play and the score indicator will increase. If the word is incorrect, an incorrect <text:soft-page-break/>sound will play, and the typed word will remain the same. The user has to correct his/her current typed word before he/she can proceed to the next word. </text:p>
        <text:p text:style-name="P18"><text:line-break/><draw:frame draw:style-name="fr4" draw:name="graphics3" text:anchor-type="as-char" svg:width="2.4909in" svg:height="1.8335in" draw:z-index="3"><draw:image xlink:href="https://lh4.googleusercontent.com/XDkc2xJlVPMmDvyPV84WDUtzJuwJPgDQrwMGOnvafq87v1kgulLvlXtMVVTWh4FK6jfS9mMCdlluk8aALEEclwKNBiXYjnE0-zNWtPDOKTHrRgfzi2BWtj89sA" xlink:type="simple" xlink:show="embed" xlink:actuate="onLoad"/></draw:frame></text:p>
        <text:p text:style-name="P8">Figure 2. Screenshot of the user in Flash Card mode.</text:p>
        <text:p text:style-name="P17"/>
        <text:p text:style-name="P7">The settings menu serves as a home for the user to adjust several in-app settings. Some of these settings consist of adjusting the transparency of the touch columns, or if the user wants to use Grade 1 or Grade 2 braille. </text:p>
        <text:p text:style-name="P17"/>
        <text:p text:style-name="P7">From the about menu the user can read information about who developed the application, the idea for the project, and future plans the team has for the application.</text:p>
        <text:p text:style-name="P12"><draw:frame draw:style-name="fr1" draw:name="Frame1" text:anchor-type="paragraph" svg:x="0.078in" svg:y="0.2598in" svg:width="3.25in" svg:height="0.6571in" draw:z-index="0"><draw:text-box><text:p text:style-name="P13"/><text:p text:style-name="P16">Copyright is held by the authors.</text:p><text:p text:style-name="P3"><text:span text:style-name="T1">Web Science Conf. 2010</text:span><text:span text:style-name="T2">, April 26-27, 2010, Raleigh, NC, USA.</text:span></text:p><text:p text:style-name="P4"/><text:p text:style-name="P1"/></draw:text-box></draw:frame></text:p>
        <text:list xml:id="list640731746" text:continue-numbering="true" text:style-name="Outline">
          <text:list-item>
            <text:h text:style-name="P31" text:outline-level="1">ACKNOWLEDGMENTS</text:h>
          </text:list-item>
        </text:list>
        <text:p text:style-name="P23">Access Braille was funded through the grant. Dr. Stephanie Ludi, the SE Graduate Program Director at RIT led the project and oversaw its development. The team would also like to thank any users that provided invaluable feedback to the app. </text:p>
        <text:list xml:id="list1479238083" text:continue-numbering="true" text:style-name="Outline">
          <text:list-item>
            <text:h text:style-name="P31" text:outline-level="1">REFERENCES</text:h>
          </text:list-item>
        </text:list>
        <text:list xml:id="list6370842020272798848" text:style-name="WW8Num2">
          <text:list-item>
            <text:p text:style-name="P28">Anderson, R.E. Social impacts of computing: Codes of professional ethics. Social Science Computing Review, 2 (Winter 1992), 453-469.</text:p>
            <text:p text:style-name="P28"/>
            <text:p text:style-name="P29"/>
          </text:list-item>
        </text:list>
      </text:section>
      <text:section text:style-name="Sect3" text:name="Section3">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Tahoma2" svg:font-family="Tahoma"/>
    <style:font-face style:name="Miriam" svg:font-family="Miriam" style:font-pitch="variable"/>
    <style:font-face style:name="SimSun" svg:font-family="SimSun, 宋体" style:font-pitch="variable"/>
    <style:font-face style:name="Times New Roman" svg:font-family="'Times New Roman'" style:font-family-generic="roman" style:font-pitch="variable"/>
    <style:font-face style:name="Arial1"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55in" fo:text-align="justify" style:justify-single-word="false" fo:orphans="2" fo:widows="2" style:writing-mode="lr-tb"/>
      <style:text-properties style:use-window-font-color="true" style:font-name="Times New Roman" fo:font-size="9pt" fo:language="en" fo:country="US" style:font-name-asian="SimSun" style:font-size-asian="9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in"/>
      <style:text-properties fo:font-size="8pt" style:font-size-asian="8pt"/>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weight="bold" style:font-weight-asian="bold" style:font-name-complex="Miriam"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top="0.028in" fo:margin-bottom="0in"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default-outline-level="2" style:list-style-name="Outline" style:class="text"/>
    <style:style style:name="Heading_20_3" style:display-name="Heading 3" style:family="paragraph" style:parent-style-name="Heading_20_2" style:next-style-name="Standard" style:default-outline-level="3" style:list-style-name="Outline" style:class="text">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default-outline-level="4" style:list-style-name="Outline" style:class="text"/>
    <style:style style:name="List_20_Number_20_3" style:display-name="List Number 3" style:family="paragraph" style:parent-style-name="Standard" style:list-style-name="WW8StyleNum">
      <style:paragraph-properties fo:margin="100%" fo:margin-left="0.75in" fo:margin-right="0in" fo:margin-top="0in" fo:margin-bottom="0in" fo:text-indent="-0.25in" style:auto-text-indent="false"/>
    </style:style>
    <style:style style:name="Heading_20_5" style:display-name="Heading 5" style:family="paragraph" style:parent-style-name="List_20_Number_20_3" style:next-style-name="Standard" style:default-outline-level="5" style:list-style-name="Outline" style:class="text">
      <style:paragraph-properties fo:margin="100%" fo:margin-left="0in" fo:margin-right="0in" fo:margin-top="0.028in" fo:margin-bottom="0in" fo:text-align="start" style:justify-single-word="false" fo:text-indent="0in"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text-properties style:font-name="Arial1"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text-properties style:font-name="Arial1"/>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text-properties style:font-name="Arial1"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text-properties style:font-name="Arial1"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in" fo:margin-bottom="0.0835in"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100%" fo:margin-left="0.1in" fo:margin-right="0in" fo:margin-top="0in" fo:margin-bottom="0in" fo:text-indent="-0.1in" style:auto-text-indent="false"/>
      <style:text-properties fo:font-size="9pt" style:font-size-asian="9pt"/>
    </style:style>
    <style:style style:name="Bullet" style:family="paragraph" style:parent-style-name="Standard" style:list-style-name="WW8StyleNum1">
      <style:paragraph-properties fo:margin="100%" fo:margin-left="0.1in" fo:margin-right="0in" fo:margin-top="0in" fo:margin-bottom="0in" fo:text-indent="-0.1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E-Mail" style:family="paragraph" style:parent-style-name="Author">
      <style:paragraph-properties fo:margin-top="0in" fo:margin-bottom="0.0417in"/>
    </style:style>
    <style:style style:name="Abstract" style:family="paragraph" style:parent-style-name="Heading_20_1" style:default-outline-level="" style:list-style-nam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text-properties fo:font-size="10pt" style:font-size-asian="10pt"/>
    </style:style>
    <style:style style:name="Text_20_body_20_indent" style:display-name="Text body indent" style:family="paragraph" style:parent-style-name="Standard" style:class="text">
      <style:paragraph-properties fo:margin="100%" fo:margin-left="0in" fo:margin-right="0in" fo:margin-top="0in" fo:margin-bottom="0in" fo:text-indent="0.25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Times New Roman" fo:font-size="10pt" style:font-size-asian="10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Times New Roman" fo:font-size="9pt" style:font-size-asian="9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1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252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edings Template - WORD</dc:title>
    <meta:initial-creator>End User Computing Services</meta:initial-creator>
    <meta:creation-date>2010-02-18T14:04:00</meta:creation-date>
    <dc:creator>Piper Chester</dc:creator>
    <dc:date>2013-08-07T13:46:44</dc:date>
    <meta:print-date>2008-07-14T18:35:00</meta:print-date>
    <meta:editing-cycles>8</meta:editing-cycles>
    <meta:editing-duration>P4DT25M59S</meta:editing-duration>
    <meta:generator>OpenOffice/4.0.0$Unix OpenOffice.org_project/400m3$Build-9702</meta:generator>
    <meta:document-statistic meta:table-count="0" meta:image-count="3" meta:object-count="0" meta:page-count="3" meta:paragraph-count="59" meta:word-count="1533" meta:character-count="8931"/>
  </office:meta>
</office:document-meta>
</file>